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1.269cm" fo:min-width="2.904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ff3333" draw:marker-start-width="0.359cm" draw:marker-end-width="0.359cm" draw:fill-color="#ffffff" draw:textarea-horizontal-align="justify" draw:textarea-vertical-align="middle" draw:auto-grow-height="false" fo:min-height="1.269cm" fo:min-width="3.256cm" fo:padding-top="0.178cm" fo:padding-bottom="0.178cm" fo:padding-left="0.303cm" fo:padding-right="0.30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543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111cm" fo:min-width="2.2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268cm"/>
    </style:style>
    <style:style style:name="gr8" style:family="graphic" style:parent-style-name="standard">
      <style:graphic-properties draw:textarea-horizontal-align="justify" draw:textarea-vertical-align="middle" draw:auto-grow-height="false" fo:min-height="0.35cm" fo:min-width="1.8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1" style:family="paragraph">
      <style:paragraph-properties fo:text-align="center"/>
      <style:text-properties fo:color="#000000"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  <style:text-properties fo:color="#000000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ff3333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  <style:text-properties fo:color="#3333ff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color="#999999"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3333ff" fo:font-weight="bold" style:font-weight-asian="bold" style:font-weight-complex="bold"/>
    </style:style>
    <style:style style:name="T5" style:family="text">
      <style:text-properties fo:color="#999999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4.812cm" svg:height="2.147cm" svg:x="9.219cm" svg:y="4.289cm">
          <text:p text:style-name="P1"><text:span text:style-name="T1">INACTIVE (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5.31cm" svg:height="2.147cm" svg:x="9.39cm" svg:y="12.284cm">
          <text:p text:style-name="P3"><text:span text:style-name="T2">TRIGGERED (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14.031cm" svg:y1="5.363cm" svg:x2="14.7cm" svg:y2="13.358cm" draw:start-shape="id1" draw:start-glue-point="10" draw:end-shape="id2" draw:end-glue-point="10" svg:d="M14031 5363c1834 0 1500 7995 669 7995" svg:viewBox="0 0 1339 7996">
          <text:p/>
        </draw:connector>
        <draw:frame draw:style-name="gr4" draw:text-style-name="P6" draw:layer="layout" svg:width="6.043cm" svg:height="0.806cm" draw:transform="rotate (-0.5234242426731) translate (14.626cm 4.1cm)">
          <draw:text-box>
            <text:p><text:span text:style-name="T3">triggerCondition() == true</text:span></text:p>
          </draw:text-box>
        </draw:frame>
        <draw:custom-shape draw:style-name="gr5" draw:text-style-name="P7" xml:id="id3" draw:id="id3" draw:layer="layout" svg:width="3.849cm" svg:height="1.925cm" svg:x="5cm" svg:y="8.286cm">
          <text:p text:style-name="P3"><text:span text:style-name="T4">EN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4" draw:id="id4" draw:layer="layout" svg:width="3.849cm" svg:height="1.925cm" svg:x="9.664cm" svg:y="8.287cm">
          <text:p text:style-name="P3"><text:span text:style-name="T5">ABOR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9.39cm" svg:y1="13.358cm" svg:x2="6.924cm" svg:y2="10.211cm" draw:start-shape="id2" draw:start-glue-point="6" draw:end-shape="id3" draw:end-glue-point="8" svg:d="M9390 13358c-1644 0-2466-1049-2466-3147" svg:viewBox="0 0 2467 3148">
          <text:p/>
        </draw:connector>
        <draw:connector draw:style-name="gr3" draw:text-style-name="P5" draw:layer="layout" draw:type="curve" svg:x1="6.924cm" svg:y1="8.286cm" svg:x2="9.219cm" svg:y2="5.363cm" draw:start-shape="id3" draw:start-glue-point="4" draw:end-shape="id1" draw:end-glue-point="6" svg:d="M6924 8286c0-1949 765-2923 2295-2923" svg:viewBox="0 0 2296 2924">
          <text:p/>
        </draw:connector>
        <draw:connector draw:style-name="gr3" draw:text-style-name="P5" draw:layer="layout" draw:type="curve" svg:x1="11.588cm" svg:y1="8.287cm" svg:x2="11.625cm" svg:y2="6.436cm" draw:start-shape="id4" draw:start-glue-point="4" draw:end-shape="id1" draw:end-glue-point="8" svg:d="M11588 8287c0-1350 37-425 37-1851" svg:viewBox="0 0 38 1852">
          <text:p/>
        </draw:connector>
        <draw:connector draw:style-name="gr3" draw:text-style-name="P5" draw:layer="layout" draw:type="curve" svg:x1="12.045cm" svg:y1="12.284cm" svg:x2="11.588cm" svg:y2="10.212cm" draw:start-shape="id2" draw:start-glue-point="4" draw:end-shape="id4" draw:end-glue-point="8" svg:d="M12045 12284c0-1593-457-557-457-2072" svg:viewBox="0 0 458 2073">
          <text:p/>
        </draw:connector>
        <draw:frame draw:style-name="gr6" draw:text-style-name="P6" draw:layer="layout" svg:width="5.463cm" svg:height="0.806cm" draw:transform="rotate (-0.523598775598299) translate (5.893cm 11.65cm)">
          <draw:text-box>
            <text:p><text:span text:style-name="T3">endCondition() == true</text:span></text:p>
          </draw:text-box>
        </draw:frame>
        <draw:frame draw:style-name="gr7" draw:text-style-name="P6" draw:layer="layout" svg:width="5.768cm" svg:height="0.806cm" svg:x="11.987cm" svg:y="11.067cm">
          <draw:text-box>
            <text:p><text:span text:style-name="T3">abortCondition() == true</text:span></text:p>
          </draw:text-box>
        </draw:frame>
        <draw:custom-shape draw:style-name="gr8" draw:text-style-name="P3" draw:layer="layout" svg:width="2.7cm" svg:height="1.2cm" svg:x="1.8cm" svg:y="8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9" draw:layer="layout" svg:width="4.2cm" svg:height="2.384cm" svg:x="1.2cm" svg:y="7.7cm">
          <draw:text-box>
            <text:p>To databa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2T13:10:09.440685850</meta:creation-date>
    <dc:date>2017-05-04T16:49:28.706462485</dc:date>
    <meta:editing-duration>PT29M51S</meta:editing-duration>
    <meta:editing-cycles>4</meta:editing-cycles>
    <meta:generator>LibreOffice/5.1.6.2$Linux_X86_64 LibreOffice_project/10m0$Build-2</meta:generator>
    <meta:document-statistic meta:object-count="14"/>
  </office:meta>
</office:document-meta>
</file>